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655" officeooo:paragraph-rsid="001a3655"/>
    </style:style>
    <style:style style:name="P2" style:family="paragraph" style:parent-style-name="Standard">
      <style:text-properties officeooo:rsid="001a3655" officeooo:paragraph-rsid="001b6916"/>
    </style:style>
    <style:style style:name="P3" style:family="paragraph" style:parent-style-name="Standard">
      <style:text-properties officeooo:rsid="001a3655" officeooo:paragraph-rsid="001d1c69"/>
    </style:style>
    <style:style style:name="P4" style:family="paragraph" style:parent-style-name="Standard">
      <style:text-properties officeooo:rsid="001b6916" officeooo:paragraph-rsid="001b6916"/>
    </style:style>
    <style:style style:name="P5" style:family="paragraph" style:parent-style-name="Standard">
      <style:text-properties officeooo:rsid="001c76e8" officeooo:paragraph-rsid="001c76e8"/>
    </style:style>
    <style:style style:name="P6" style:family="paragraph" style:parent-style-name="Standard">
      <style:text-properties fo:font-weight="bold" officeooo:rsid="001a3655" officeooo:paragraph-rsid="001a3655" style:font-weight-asian="bold" style:font-weight-complex="bold"/>
    </style:style>
    <style:style style:name="P7" style:family="paragraph" style:parent-style-name="Standard">
      <style:text-properties fo:font-style="italic" officeooo:rsid="001c76e8" officeooo:paragraph-rsid="001c76e8" style:font-style-asian="italic" style:font-style-complex="italic"/>
    </style:style>
    <style:style style:name="P8" style:family="paragraph" style:parent-style-name="Standard">
      <style:text-properties fo:font-style="italic" officeooo:rsid="001d1c69" officeooo:paragraph-rsid="001d1c69" style:font-style-asian="italic" style:font-style-complex="italic"/>
    </style:style>
    <style:style style:name="P9" style:family="paragraph" style:parent-style-name="Standard">
      <style:text-properties officeooo:rsid="001d1c69" officeooo:paragraph-rsid="001d1c69"/>
    </style:style>
    <style:style style:name="T1" style:family="text">
      <style:text-properties officeooo:rsid="001b6916"/>
    </style:style>
    <style:style style:name="T2" style:family="text">
      <style:text-properties officeooo:rsid="001c76e8"/>
    </style:style>
    <style:style style:name="T3" style:family="text">
      <style:text-properties officeooo:rsid="001d1c69"/>
    </style:style>
    <style:style style:name="T4" style:family="text">
      <style:text-properties officeooo:rsid="00200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Podział na grupy:</text:p>
      <text:p text:style-name="P1">- Krzysztof Bachta (Project Manager)</text:p>
      <text:p text:style-name="P1">- Ilona Szydło</text:p>
      <text:p text:style-name="P1"/>
      <text:p text:style-name="P6">2. Temat projektu:</text:p>
      <text:p text:style-name="P1"><text:tab/>„Aplikacja bazodanowa – Lista zakupów”</text:p>
      <text:p text:style-name="P1"/>
      <text:p text:style-name="P6">3. Wstępny zakres projektu</text:p>
      <text:p text:style-name="P1"><text:tab/>Projekt ma na celu stworzenie aplikacji bazodanowej, która ma służyć jako ułatwienie <text:s/><text:span text:style-name="T2">w planowaniu zakupów dla gospodarstwa domowego. Można tworzyć listy, które mogą być edytowane przez kilku użytkowników, którzy mają uprawnienia do danej listy. </text:span></text:p>
      <text:p text:style-name="P1"/>
      <text:p text:style-name="P6">4. Zakres projektu</text:p>
      <text:p text:style-name="P6"/>
      <text:p text:style-name="P6">5. Specyfikacja wymagań</text:p>
      <text:p text:style-name="P1"><text:tab/>Baza danych:</text:p>
      <text:p text:style-name="P1">- <text:span text:style-name="T1">przechowywanie informacji o użytkownikach</text:span></text:p>
      <text:p text:style-name="P1">- <text:span text:style-name="T1">przechowywanie list zakupów</text:span></text:p>
      <text:p text:style-name="P1">- <text:span text:style-name="T1">przechowywane dane na temat użytkowników muszą być bezpieczne (użycie szyfrowania)</text:span></text:p>
      <text:p text:style-name="P1">- <text:span text:style-name="T1">przechowywanie aktualnych ofert promocyjnych</text:span></text:p>
      <text:p text:style-name="P1">- <text:span text:style-name="T1">przechowywanie stałego asortymentu</text:span></text:p>
      <text:p text:style-name="P1">- <text:span text:style-name="T1">przechowywanie bazy sklepów z adresami</text:span></text:p>
      <text:p text:style-name="P1">- <text:span text:style-name="T3">kategorie produktów</text:span></text:p>
      <text:p text:style-name="P1"/>
      <text:p text:style-name="P1"><text:tab/>Aplikacja mobilna:</text:p>
      <text:p text:style-name="P5">-przyciski mają być skalowalne do rozmiaru ekranu, </text:p>
      <text:p text:style-name="P5">-aplikacja ma działać w trybie pełnoekranowym</text:p>
      <text:p text:style-name="P5">-kolorystyka stonowana, pastelowa, dominujące ciepłe barwy</text:p>
      <text:p text:style-name="P5">-w górnej części aktualny użytkownik, aktualna godzina</text:p>
      <text:p text:style-name="P2"/>
      <text:p text:style-name="P7">Główne okno aplikacji:</text:p>
      <text:p text:style-name="P7"/>
      <text:p text:style-name="P5">* moje listy (5 ostatnich list)</text:p>
      <text:p text:style-name="P5">* dodaj użytkownika ( dodawanie użytkownika)</text:p>
      <text:p text:style-name="P5">* przeglądaj oferty (wybór sklepów i przeglądanie ich ofert)</text:p>
      <text:p text:style-name="P5">* ustawienia ( ustawienia aplikacji)</text:p>
      <text:p text:style-name="P5">* wyloguj (wylogowanie aktualnie zalogowanego użytkownika)</text:p>
      <text:p text:style-name="P5"/>
      <text:p text:style-name="P7">Okno z moimi listami:</text:p>
      <text:p text:style-name="P5"><text:s/></text:p>
      <text:p text:style-name="P3">* <text:span text:style-name="T3">data utworzenia,</text:span></text:p>
      <text:p text:style-name="P3">* <text:span text:style-name="T3">ilość elementów na liście</text:span></text:p>
      <text:p text:style-name="P3">* <text:span text:style-name="T3">cena artykułów</text:span></text:p>
      <text:p text:style-name="P3">* <text:span text:style-name="T3">aktywna/nieaktywna</text:span></text:p>
      <text:p text:style-name="P3"/>
      <text:p text:style-name="P8">Okno z ofertami:</text:p>
      <text:p text:style-name="P3"><text:s/></text:p>
      <text:p text:style-name="P3">* <text:span text:style-name="T3">ikony sklepów w kwadratach</text:span></text:p>
      <text:p text:style-name="P9">* tytuł gazetki promocyjnej</text:p>
      <text:p text:style-name="P1">* <text:span text:style-name="T3">czas trwania promocji</text:span></text:p>
      <text:p text:style-name="P1">* <text:span text:style-name="T3">proste filtry(wyszukiwanie nazwy sklepu, data zakończenia promocji)</text:span></text:p>
      <text:p text:style-name="P1">* <text:span text:style-name="T3">trwające/przyszłe</text:span></text:p>
      <text:p text:style-name="P1"><text:soft-page-break/></text:p>
      <text:p text:style-name="P1"/>
      <text:p text:style-name="P1"><text:tab/>Podstawowe funkcjonalności:</text:p>
      <text:p text:style-name="P1">- <text:span text:style-name="T1">tworzenie listy</text:span></text:p>
      <text:p text:style-name="P1">- <text:span text:style-name="T1">edycja listy</text:span></text:p>
      <text:p text:style-name="P1">- <text:span text:style-name="T1">dodawanie użytkowników</text:span></text:p>
      <text:p text:style-name="P1">- <text:span text:style-name="T1">manualne dodawanie danych</text:span></text:p>
      <text:p text:style-name="P1">- <text:span text:style-name="T1">dopasowanie oferty w obrębie jednego sklepu</text:span></text:p>
      <text:p text:style-name="P1">- <text:span text:style-name="T3">proste filtrowanie i kategoryzacja produktów</text:span></text:p>
      <text:p text:style-name="P1"/>
      <text:p text:style-name="P1"><text:tab/>Zaawansowane funkcjonalności:</text:p>
      <text:p text:style-name="P1">- <text:span text:style-name="T1">stworzenie filtrów, które określają sposób dopasowywania artykułów</text:span></text:p>
      <text:p text:style-name="P1">- <text:span text:style-name="T1">automatyczne pobieranie danych ze sklepów</text:span></text:p>
      <text:p text:style-name="P2">- <text:span text:style-name="T1">dopasowanie oferty w zależności od położenia</text:span></text:p>
      <text:p text:style-name="P4">- dopasowanie oferty w obrębie wszystkich dostępnych placówek</text:p>
      <text:p text:style-name="P4">- uwzględnienie dodatkowych rabatów</text:p>
      <text:p text:style-name="P6"/>
      <text:p text:style-name="P6">6. WBS (Struktura podziału pracy)</text:p>
      <text:p text:style-name="P1"/>
      <text:p text:style-name="P1">- Krzysztof Bachta:</text:p>
      <text:p text:style-name="P1"/>
      <text:p text:style-name="P1">* zarządzanie projektem</text:p>
      <text:p text:style-name="P1">* sporządzenie specyfikacji</text:p>
      <text:p text:style-name="P1">* ułożenie harmonogramu</text:p>
      <text:p text:style-name="P1">* zaawansowane funkcje aplikacji</text:p>
      <text:p text:style-name="P1">* przygotowanie danych do systemu</text:p>
      <text:p text:style-name="P1">* testy aplikacji</text:p>
      <text:p text:style-name="P1"/>
      <text:p text:style-name="P1">- Ilona Szydło</text:p>
      <text:p text:style-name="P1"/>
      <text:p text:style-name="P1">* zaprojektowanie i stworzenie struktury bazy danych <text:span text:style-name="T1">(skrypty tworzące)</text:span></text:p>
      <text:p text:style-name="P1">* wygląd wizualny aplikacji</text:p>
      <text:p text:style-name="P1">* podstawowe funkcje w aplikacji mobilnej (przeglądanie</text:p>
      <text:p text:style-name="P1">* <text:span text:style-name="T1">komunikacja z bazą danych, optymalizacja zapytań</text:span></text:p>
      <text:p text:style-name="P1">* testy aplikacji</text:p>
      <text:p text:style-name="P1"/>
      <text:p text:style-name="P6">7. Harmonogram</text:p>
      <text:p text:style-name="P1"/>
      <text:p text:style-name="P1">* 26.1<text:span text:style-name="T4">0</text:span>.2015 – specyfikacja, <text:span text:style-name="T1">projekt graficzny</text:span></text:p>
      <text:p text:style-name="P1">* 23.11.2015 - podstawowe funkcje systemu, baza danych</text:p>
      <text:p text:style-name="P1">* 21.1<text:span text:style-name="T4">2</text:span>.2015 - zaawansowane funkcje systemu</text:p>
      <text:p text:style-name="P1">* 11.01.2016 – testy <text:span text:style-name="T3">+ poprawki</text:span></text:p>
      <text:p text:style-name="P1">* 18.01.2016 – wdrożenie aplikac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0:12:51.676929097</meta:creation-date>
    <meta:editing-duration>PT1H6M12S</meta:editing-duration>
    <meta:editing-cycles>5</meta:editing-cycles>
    <meta:generator>LibreOffice/4.4.6.3$Linux_X86_64 LibreOffice_project/40m0$Build-3</meta:generator>
    <dc:date>2016-01-25T11:00:38.565653380</dc:date>
    <dc:creator>Ilonka </dc:creator>
    <meta:document-statistic meta:table-count="0" meta:image-count="0" meta:object-count="0" meta:page-count="2" meta:paragraph-count="74" meta:word-count="364" meta:character-count="2664" meta:non-whitespace-character-count="2357"/>
  </office:meta>
</office:document-meta>
</file>